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6" style:family="paragraph" style:parent-style-name="Standard">
      <style:paragraph-properties fo:text-align="start" style:justify-single-word="false"/>
    </style:style>
    <style:style style:name="P7" style:family="paragraph" style:parent-style-name="Standard" style:list-style-name="L3">
      <style:paragraph-properties fo:text-align="start" style:justify-single-word="false"/>
    </style:style>
    <style:style style:name="P8" style:family="paragraph" style:parent-style-name="Standard">
      <style:paragraph-properties fo:text-align="start" style:justify-single-word="false"/>
      <style:text-properties fo:font-size="13pt" style:font-size-asian="13pt" style:font-size-complex="13pt"/>
    </style:style>
    <style:style style:name="P9" style:family="paragraph" style:parent-style-name="Standard" style:list-style-name="L2">
      <style:paragraph-properties fo:text-align="start" style:justify-single-word="false"/>
      <style:text-properties fo:font-size="13pt" style:font-size-asian="13pt" style:font-size-complex="13pt"/>
    </style:style>
    <style:style style:name="P10" style:family="paragraph" style:parent-style-name="Standard" style:list-style-name="L3">
      <style:paragraph-properties fo:text-align="start" style:justify-single-word="false"/>
      <style:text-properties fo:font-size="13pt" style:font-size-asian="13pt" style:font-size-complex="13pt"/>
    </style:style>
    <style:style style:name="P11" style:family="paragraph" style:parent-style-name="Standard" style:list-style-name="L5">
      <style:paragraph-properties fo:text-align="start" style:justify-single-word="false"/>
      <style:text-properties fo:font-size="13pt" style:font-size-asian="13pt" style:font-size-complex="13pt"/>
    </style:style>
    <style:style style:name="P12" style:family="paragraph" style:parent-style-name="Standard" style:list-style-name="L2">
      <style:paragraph-properties fo:text-align="start" style:justify-single-word="false"/>
      <style:text-properties fo:font-size="13pt" fo:font-style="normal" style:font-size-asian="13pt" style:font-style-asian="normal" style:font-size-complex="13pt" style:font-style-complex="normal"/>
    </style:style>
    <style:style style:name="P1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4" style:family="paragraph" style:parent-style-name="Standard">
      <style:paragraph-properties fo:text-align="center" style:justify-single-word="false"/>
      <style:text-properties fo:font-size="18pt" style:font-size-asian="18pt" style:font-size-complex="18pt"/>
    </style:style>
    <style:style style:name="T1" style:family="text">
      <style:text-properties fo:font-size="15pt" fo:font-style="italic" style:font-size-asian="15pt" style:font-style-asian="italic" style:font-size-complex="15pt" style:font-style-complex="italic"/>
    </style:style>
    <style:style style:name="T2" style:family="text">
      <style:text-properties fo:font-size="15pt" fo:language="en" fo:country="US" fo:font-style="italic" style:font-size-asian="15pt" style:font-style-asian="italic" style:font-size-complex="15pt" style:font-style-complex="italic"/>
    </style:style>
    <style:style style:name="T3" style:family="text">
      <style:text-properties fo:font-style="italic" style:font-style-asian="italic"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style:font-size-asian="12pt" style:font-size-complex="12pt"/>
    </style:style>
    <style:style style:name="T6" style:family="text">
      <style:text-properties fo:font-size="12pt" fo:language="en" fo:country="US" style:font-size-asian="12pt" style:font-size-complex="12pt"/>
    </style:style>
    <style:style style:name="T7" style:family="text">
      <style:text-properties fo:font-size="12pt" fo:language="en" fo:country="US" fo:font-style="italic" style:font-size-asian="12pt" style:font-style-asian="italic" style:font-size-complex="12pt" style:font-style-complex="italic"/>
    </style:style>
    <style:style style:name="T8" style:family="text">
      <style:text-properties fo:font-size="12pt" fo:language="en" fo:country="US" fo:font-style="normal" style:font-size-asian="12pt" style:font-style-asian="normal" style:font-size-complex="12pt"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variant="normal" fo:text-transform="none" fo:color="#3b3835" fo:font-size="12pt" fo:letter-spacing="normal" fo:language="en" fo:country="US" style:font-size-asian="12pt" style:font-size-complex="12pt"/>
    </style:style>
    <style:style style:name="T13" style:family="text">
      <style:text-properties fo:font-variant="normal" fo:text-transform="none" fo:color="#3b3835" style:font-name="Helvetica Neue" fo:font-size="12pt" fo:letter-spacing="normal" fo:language="en" fo:country="US" fo:font-style="normal" fo:font-weight="normal" style:font-size-asian="12pt" style:font-size-complex="12pt"/>
    </style:style>
    <style:style style:name="T14" style:family="text">
      <style:text-properties fo:font-variant="normal" fo:text-transform="none" fo:color="#3b3835" style:font-name="Helvetica Neue" fo:font-size="9.75pt" fo:letter-spacing="normal" fo:language="en" fo:country="US" fo:font-style="normal" fo:font-weight="normal" style:font-size-asian="12pt" style:font-size-complex="12pt"/>
    </style:style>
    <style:style style:name="T15" style:family="text">
      <style:text-properties fo:font-variant="normal" fo:text-transform="none" fo:color="#3b3835" style:font-name="Times New Roman" fo:font-size="12pt" fo:letter-spacing="normal" fo:language="en" fo:country="US" style:font-size-asian="12pt" style:font-size-complex="12pt"/>
    </style:style>
    <style:style style:name="T16" style:family="text">
      <style:text-properties fo:font-variant="normal" fo:text-transform="none" fo:color="#3b3835" style:font-name="Times New Roman" fo:font-size="12pt" fo:letter-spacing="normal" fo:language="en" fo:country="US" fo:font-style="normal" fo:font-weight="normal" style:font-size-asian="12pt" style:font-size-complex="12pt"/>
    </style:style>
    <style:style style:name="T17" style:family="text">
      <style:text-properties style:font-name="Times New Roman" fo:font-size="12pt" fo:language="en" fo:country="US" style:font-size-asian="12pt" style:font-size-complex="12pt"/>
    </style:style>
    <style:style style:name="T18" style:family="text">
      <style:text-properties style:font-name="Times New Roman" fo:font-size="12pt" fo:language="en" fo:country="US" fo:font-style="normal" style:font-size-asian="12pt" style:font-style-asian="normal" style:font-size-complex="12pt" style:font-style-complex="normal"/>
    </style:style>
    <style:style style:name="T19" style:family="text">
      <style:text-properties style:font-name="Times New Roman" fo:font-size="12pt" fo:language="en" fo:country="US" fo:font-style="italic" style:font-size-asian="12pt" style:font-style-asian="italic" style:font-size-complex="12pt" style:font-style-complex="italic"/>
    </style:style>
    <style:style style:name="T20" style:family="text">
      <style:text-properties style:font-name="Times New Roman" fo:language="en" fo:country="US"/>
    </style:style>
    <style:style style:name="T21" style:family="text">
      <style:text-properties style:font-name="Times New Roman" fo:language="en" fo:country="US" fo:font-style="normal" style:font-style-asian="normal" style:font-style-complex="normal"/>
    </style:style>
    <style:style style:name="T22" style:family="text">
      <style:text-properties style:font-name="Times New Roman" fo:language="en" fo:country="US" fo:font-style="italic" style:font-style-asian="italic" style:font-style-complex="italic"/>
    </style:style>
    <style:style style:name="T23" style:family="text">
      <style:text-properties style:font-name="Times New Roman" fo:font-size="15pt" fo:language="en" fo:country="US" style:font-size-asian="15pt" style:font-size-complex="15pt"/>
    </style:style>
    <style:style style:name="T24" style:family="text">
      <style:text-properties style:font-name="Times New Roman" fo:font-size="16pt" fo:language="en" fo:country="US" style:font-size-asian="16pt" style:font-size-complex="16pt"/>
    </style:style>
    <style:style style:name="T25" style:family="text">
      <style:text-properties style:font-name="Times New Roman" fo:font-size="13pt" fo:language="en" fo:country="US" fo:font-style="normal" style:font-size-asian="13pt" style:font-style-asian="normal" style:font-size-complex="13pt" style:font-style-complex="normal"/>
    </style:style>
    <style:style style:name="T26" style:family="text">
      <style:text-properties fo:font-size="16pt" style:font-size-asian="16pt" style:font-size-complex="16pt"/>
    </style:style>
    <style:style style:name="T27" style:family="text">
      <style:text-properties fo:font-size="16pt" fo:language="en" fo:country="US" fo:font-style="italic" style:font-size-asian="16pt" style:font-style-asian="italic" style:font-size-complex="16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VEN PINKER</text:p>
      <text:p text:style-name="P4"/>
      <text:p text:style-name="P14">THE LANGUAGE INSTINCT</text:p>
      <text:p text:style-name="P3"><text:s text:c="9"/><text:span text:style-name="T26"><text:s/></text:span><text:span text:style-name="T27">Mentalese</text:span></text:p>
      <text:p text:style-name="P3"><text:span text:style-name="T3"/></text:p>
      <text:list xml:id="list30706051" text:style-name="L2">
        <text:list-item>
          <text:p text:style-name="P12"><text:span text:style-name="T9">At</text:span> <text:span text:style-name="T9">first</text:span>, <text:span text:style-name="T9">the</text:span> <text:span text:style-name="T9">author</text:span> <text:span text:style-name="T9">mentions</text:span> <text:span text:style-name="T9">the</text:span> <text:span text:style-name="T9">book</text:span> <text:span text:style-name="T3">1984,</text:span><text:span text:style-name="T9">by</text:span> <text:span text:style-name="T9">George</text:span> <text:span text:style-name="T9">Owel, where we find a new language which is spoken in future. It is called </text:span><text:span text:style-name="T10">Newspeak, </text:span><text:span text:style-name="T9">and is a very simplified English in which some connotations of the words are avoided because of their meaning. It is a way to control the society.</text:span></text:p>
          <text:p text:style-name="P12"><text:span text:style-name="T9"/></text:p>
          <text:p text:style-name="P12"><text:span text:style-name="T9">After, the author introduces us two ways of thinking about language. First is linguistic determinism,which holds that the structures of language limit the human thoughts and this means that people of different languages have different thought processes, and second is the linguistic relativity, which says that the structure of a language affects the way we see the world.</text:span></text:p>
          <text:p text:style-name="P12"><text:span text:style-name="T9"/></text:p>
          <text:p text:style-name="P12"><text:span text:style-name="T9">The writer says that we hear or read something, and after a while we will never remember that with the same words, but we will have some kind of summary in our minds. This is an evidence that it exists something that is created in our minds before we speak:the mentalese. </text:span></text:p>
          <text:p text:style-name="P12"><text:span text:style-name="T9"/></text:p>
          <text:p text:style-name="P12"><text:span text:style-name="T9">This thought is affected by the language, and we find a proof of this in the sexist language. Other evidence are the euphemisms, that are very used in politics. It depends on how we interpret a sentence to give it different meanings. Politicians are very used to do it, and it is a bad <text:s/>practice and it is poorly defined.</text:span></text:p>
          <text:p text:style-name="P12"><text:span text:style-name="T9"/></text:p>
          <text:p text:style-name="P12"><text:span text:style-name="T9">The leading representatives of the linguistic determinism were Edwar Sapir and Benjamin Lee Worf that affirmed trough and experiment that some American languages have a different construction of the language in their minds.</text:span></text:p>
          <text:p text:style-name="P12"><text:span text:style-name="T9"/></text:p>
          <text:p text:style-name="P12"><text:span text:style-name="T9">Studies also affirm that even deaf-mute and 5 days new born have in one way or another some kind of mentalese that allows them to do mathematical operations or difference between numbers.</text:span></text:p>
          <text:p text:style-name="P12"><text:span text:style-name="T9"/></text:p>
          <text:p text:style-name="P12"><text:span text:style-name="T9">Also novelists and scientist as Tesla or Einstein have affirmed that their thought is not based on words. Shepard did an experiment which proved that the more far away a concept is away from the concept we have in our minds, the more it takes us to recognize it.</text:span></text:p>
          <text:p text:style-name="P12"><text:span text:style-name="T9"/></text:p>
          <text:p text:style-name="P12"><text:span text:style-name="T9">All this evidence were not well-known until Alan Turing defended that we all have a language of thought.</text:span></text:p>
          <text:p text:style-name="P12"><text:span text:style-name="T9"/></text:p>
          <text:p text:style-name="P9"><text:span text:style-name="T11">As a conclusion, the writer says</text:span><text:span text:style-name="T21">: “People do not think in English, Chinese or Apache; they think in a language of though”which comes to say the </text:span><text:span text:style-name="T22">mentalese </text:span><text:span text:style-name="T21">do really exist. Also he says that is universal, simpler than all the languages and even people who do not have a language, babies and even animals have it. So, mentalese is a tool that we traduce in our languages.</text:span></text:p>
        </text:list-item>
      </text:list>
      <text:p text:style-name="P8"><text:soft-page-break/><text:span text:style-name="T21"/></text:p>
      <text:p text:style-name="P8"><text:span text:style-name="T21"/></text:p>
      <text:p text:style-name="P3"><text:span text:style-name="T21"/></text:p>
      <text:p text:style-name="P5"><text:span text:style-name="T20"><text:s text:c="7"/></text:span><text:span text:style-name="T24"><text:s text:c="5"/>How Language Works</text:span></text:p>
      <text:p text:style-name="P5"><text:span text:style-name="T20"/></text:p>
      <text:list xml:id="list33266318" text:style-name="L3">
        <text:list-item>
          <text:p text:style-name="P10"><text:span text:style-name="T21">In this chapter, Pinker speaks about the language functioning. First, he mention how language can be created itself from the beginning to have millions of words. He speaks first about the arbitrariness of words giving the example of the word</text:span><text:span text:style-name="T22"> dog, </text:span><text:span text:style-name="T21">because it does not like physically a dog, but we all know what we are talking about when we say that word. It is a kind of mental grammar.</text:span></text:p>
          <text:p text:style-name="P10"><text:span text:style-name="T21"/></text:p>
          <text:p text:style-name="P10"><text:span text:style-name="T21">After, he speaks about grammatical aspects. Even if a sentence is not constructed grammatically correct, we can understand it. The same happens if a sentence is grammatically correct, we cannot understand it. For example: “ colorless ideas sleep furiously”. This sentence is correct, but it makes no sense.</text:span></text:p>
          <text:p text:style-name="P10"><text:span text:style-name="T21"/></text:p>
          <text:p text:style-name="P10"><text:span text:style-name="T21">Later, Pinker mentions a word-chain device that allows to create a lot of sentences with a few words. This devices have been used to create recorded voices. When we hear they it sounds us like a machine because there is something there that we know it is not human.</text:span></text:p>
          <text:p text:style-name="P10"><text:span text:style-name="T21"/></text:p>
          <text:p text:style-name="P10"><text:span text:style-name="T21">Each speaker of a language learns which word is before or after other, and that is how we learn to combine words.</text:span></text:p>
          <text:p text:style-name="P10"><text:span text:style-name="T21"/></text:p>
          <text:p text:style-name="P10"><text:span text:style-name="T21">The writer claims that the language and its own study needs to be made out for all the public and he criticizes in one way or another how Chomsky speaks about it.</text:span></text:p>
          <text:p text:style-name="P10"><text:span text:style-name="T21"/></text:p>
          <text:p text:style-name="P10"><text:span text:style-name="T21">After this, Pinker speaks about the grammar. Every grammatical category is regulated by formal rules and every phrase has the same shape in all languages. This phrases have all a head and modifiers. It can happen that in some languages the order of words can change, but after all, all phrases have the same components. For example, Latin has cases to difference the function of a word, and if we change the order of the words, the sentence will have the same meaning.</text:span></text:p>
          <text:p text:style-name="P10"><text:span text:style-name="T21"/></text:p>
          <text:p text:style-name="P7"><text:span text:style-name="T25">To sum up, the writer says that the syntaxt is “an organ of extreme perfection and complication”. He says also that all the paraphernalia of grammar exists because it was before in our unconcious mental life and this grammar has a protocol that has to interconnect the ear, the mouth and the mind. And all of this is not a consequence of the learning, but is the consequence of the complexity of <text:s/>mind</text:span><text:span text:style-name="T18">.</text:span></text:p>
        </text:list-item>
      </text:list>
      <text:p text:style-name="P6"><text:span text:style-name="T18"/></text:p>
      <text:p text:style-name="P6"><text:span text:style-name="T18"/></text:p>
      <text:p text:style-name="P6"><text:span text:style-name="T18"/></text:p>
      <text:p text:style-name="P1"><text:span text:style-name="T20"><text:s text:c="10"/>Talking Heads</text:span></text:p>
      <text:p text:style-name="P6"><text:span text:style-name="T18"/></text:p>
      <text:p text:style-name="P6"><text:span text:style-name="T18"/></text:p>
      <text:list xml:id="list38272363" text:style-name="L5">
        <text:list-item>
          <text:p text:style-name="P11"><text:span text:style-name="T21">At first, this chapter talks about the fear that we have been about the power of machines, what would happen if they could beat or control us. Later, the author speaks about how machines can copy our language but with a not very successful </text:span><text:soft-page-break/><text:span text:style-name="T21">future.</text:span></text:p>
          <text:p text:style-name="P11"><text:span text:style-name="T21"/></text:p>
          <text:p text:style-name="P11"><text:span text:style-name="T21">Then, Pinker says that the grammar is a code or a protocol, and the mental program that we use to interpret it trough <text:s/>speaking and understanding is called </text:span><text:span text:style-name="T22">parser</text:span><text:span text:style-name="T21">.</text:span></text:p>
          <text:p text:style-name="P11"><text:span text:style-name="T21"/></text:p>
          <text:p text:style-name="P11"><text:span text:style-name="T21">The parser receives a sentence, and each element is associated with its role in the sentence. For example, the word </text:span><text:span text:style-name="T22">the </text:span><text:span text:style-name="T21">is a determiner, so the parser searchers for a noun follow after the word.</text:span></text:p>
          <text:p text:style-name="P11"><text:span text:style-name="T21"/></text:p>
          <text:p text:style-name="P11"><text:span text:style-name="T21">This all process is difficult to apply to machines because of two aspects:the memory and the decision-making.</text:span></text:p>
          <text:p text:style-name="P11"><text:span text:style-name="T21"/></text:p>
          <text:p text:style-name="P11"><text:span text:style-name="T21">But parser has problem too to interpret the information. One problem is the memory, but not the <text:s/>amount of memory, but the kind of memory. The sentence “The guy who is sitting between the table that I like and the empty chair just winked” it has a lot of ambiguation because the parser cannot difference clearly the elements.</text:span></text:p>
          <text:p text:style-name="P11"><text:span text:style-name="T21"/></text:p>
          <text:p text:style-name="P11"><text:span text:style-name="T21">Parser works hearing a word and related it with all similar words making easier understand the context and providing this similar words faster. So, the human parser uses a bit of knowledge about what tends to happen in the world.</text:span></text:p>
          <text:p text:style-name="P11"><text:span text:style-name="T21"/></text:p>
          <text:p text:style-name="P11"><text:span text:style-name="T21">Press and politicians have used the language knowing that the parser was going to misunderstand what they said or write. They are still doing it for their own benefit.</text:span></text:p>
          <text:p text:style-name="P11"><text:span text:style-name="T21"/></text:p>
          <text:p text:style-name="P11"><text:span text:style-name="T21">A solution for making a good computing-parser could be to teach a computer the basics of human sense, but we have still a long way to reach a proper system of that.</text:span></text:p>
          <text:p text:style-name="P11"><text:span text:style-name="T21"/></text:p>
          <text:p text:style-name="P11"><text:span text:style-name="T21">The act of communicating actually relies on mutual expectation of coperation between speaker and listener.</text:span></text:p>
        </text:list-item>
      </text:list>
      <text:p text:style-name="P8"><text:span text:style-name="T21"/></text:p>
      <text:p text:style-name="P8"><text:span text:style-name="T21"/></text:p>
      <text:p text:style-name="P8"><text:span text:style-name="T21"/></text:p>
      <text:p text:style-name="P8"><text:span text:style-name="T21"/></text:p>
      <text:p text:style-name="P13"><text:span text:style-name="T21">José Carlos Zalabardo Yuste</text:span></text:p>
      <text:list xml:id="list41609204" text:continue-list="list30706051" text:style-name="L2">
        <text:list-header>
          <text:p text:style-name="P12"><text:span text:style-name="T9"/></text:p>
          <text:p text:style-name="P12"><text:span text:style-name="T9"/></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15T10:52:16.54</meta:creation-date>
    <dc:date>2013-12-15T21:46:40.95</dc:date>
    <meta:editing-duration>PT8H33M21S</meta:editing-duration>
    <meta:editing-cycles>4</meta:editing-cycles>
    <meta:generator>OpenOffice.org/3.3$Win32 OpenOffice.org_project/330m20$Build-9567</meta:generator>
    <meta:document-statistic meta:table-count="0" meta:image-count="0" meta:object-count="0" meta:page-count="3" meta:paragraph-count="31" meta:word-count="1140" meta:character-count="6358"/>
  </office:meta>
</office:document-meta>
</file>